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7.011cm" fo:margin-left="0cm" table:align="left"/>
    </style:style>
    <style:style style:name="Tabella2.A" style:family="table-column">
      <style:table-column-properties style:column-width="2.699cm"/>
    </style:style>
    <style:style style:name="Tabella2.C" style:family="table-column">
      <style:table-column-properties style:column-width="8.202cm"/>
    </style:style>
    <style:style style:name="Tabella2.D" style:family="table-column">
      <style:table-column-properties style:column-width="3.41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 style:data-style-name="N103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dcde7" style:font-name-asian="SimSun" style:font-size-asian="10pt" style:font-weight-asian="bold" style:font-name-complex="Tahoma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dcde7" officeooo:paragraph-rsid="001dcde7" style:font-name-asian="SimSun" style:font-size-asian="10pt" style:font-weight-asian="bold" style:font-name-complex="Tahoma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officeooo:rsid="001dcde7" officeooo:paragraph-rsid="001dcde7" style:font-size-asian="11pt" style:font-weight-asian="bold" style:font-size-complex="11pt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7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1dcd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1f61f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Footer">
      <style:paragraph-properties fo:text-align="end" style:justify-single-word="false"/>
      <style:text-properties style:font-name="Verdana"/>
    </style:style>
    <style:style style:name="P1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rsid="00205ec0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21a27f" officeooo:paragraph-rsid="0021a27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1dcde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Header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dcde7" officeooo:paragraph-rsid="0021a27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4f3a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dcde7" officeooo:paragraph-rsid="0024f3a3" style:font-name-asian="SimSun" style:font-size-asian="10pt" style:font-weight-asian="bold" style:font-name-complex="Tahoma" style:font-size-complex="10pt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officeooo:rsid="001dcde7"/>
    </style:style>
    <style:style style:name="T3" style:family="text">
      <style:text-properties fo:font-size="10pt" fo:font-weight="normal" officeooo:rsid="001dcde7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103">
      <number:number number:decimal-places="5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ext-input text:description="&lt;for each=&quot;o in objects&quot;&gt;">starts for loop o objects</text:text-input></text:p>
      <text:p text:style-name="P10"/>
      <text:p text:style-name="P9"><text:span text:style-name="T2">Prodotto: </text:span><text:span text:style-name="T3"><text:placeholder text:placeholder-type="text">&lt;o.product_id.default_code&gt;</text:placeholder></text:span><text:span text:style-name="T3"> </text:span><text:span text:style-name="T3"><text:placeholder text:placeholder-type="text">&lt;o.product_id.name&gt;</text:placeholder></text:span></text:p>
      <text:p text:style-name="P8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row>
          <table:table-cell table:style-name="Tabella2.A1" office:value-type="string">
            <text:p text:style-name="P2">Codice</text:p>
          </table:table-cell>
          <table:table-cell table:style-name="Tabella2.A1" office:value-type="string">
            <text:p text:style-name="P21">Cod. <text:s/>Dog. </text:p>
          </table:table-cell>
          <table:table-cell table:style-name="Tabella2.A1" office:value-type="string">
            <text:p text:style-name="P21">Descrizione</text:p>
          </table:table-cell>
          <table:table-cell table:style-name="Tabella2.D1" office:value-type="string">
            <text:p text:style-name="P3">Quantità</text:p>
          </table:table-cell>
        </table:table-row>
        <table:table-row>
          <table:table-cell table:style-name="Tabella2.A2" table:number-columns-spanned="4" office:value-type="string">
            <text:p text:style-name="P13"><text:text-input text:description="&lt;for each=&quot;material in o.bom_lines&quot;&gt;">loop material</text:text-input></text:p>
          </table:table-cell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6"><text:placeholder text:placeholder-type="text">&lt;material.product_id.default_code&gt;</text:placeholder></text:p>
          </table:table-cell>
          <table:table-cell table:style-name="Tabella2.A3" office:value-type="string">
            <text:p text:style-name="P20"><text:placeholder text:placeholder-type="text">&lt;material.product_id.duty_id.name&gt;</text:placeholder></text:p>
          </table:table-cell>
          <table:table-cell table:style-name="Tabella2.A3" office:value-type="string">
            <text:p text:style-name="P20"><text:placeholder text:placeholder-type="text">&lt;material.product_id.name&gt;</text:placeholder></text:p>
          </table:table-cell>
          <table:table-cell table:style-name="Tabella2.D3" office:value-type="float" office:value="0">
            <text:p text:style-name="P18"><text:placeholder text:placeholder-type="text">&lt;material.product_qty&gt;</text:placeholder></text:p>
          </table:table-cell>
        </table:table-row>
        <table:table-row>
          <table:table-cell table:style-name="Tabella2.A2" table:number-columns-spanned="4" office:value-type="string">
            <text:p text:style-name="P13"><text:text-input text:description="&lt;/for&gt;">/loop material</text:text-input></text:p>
          </table:table-cell>
          <table:covered-table-cell/>
          <table:covered-table-cell/>
          <table:covered-table-cell/>
        </table:table-row>
        <table:table-row>
          <table:table-cell table:style-name="Tabella2.A3" table:number-columns-spanned="3" office:value-type="string">
            <text:p text:style-name="P17">Totale</text:p>
          </table:table-cell>
          <table:covered-table-cell/>
          <table:covered-table-cell/>
          <table:table-cell table:style-name="Tabella2.D3" office:value-type="float" office:value="0">
            <text:p text:style-name="P19"><text:placeholder text:placeholder-type="text">&lt;o.product_qty&gt;</text:placeholder></text:p>
          </table:table-cell>
        </table:table-row>
      </table:table>
      <text:p text:style-name="P4"><text:placeholder text:placeholder-type="text">&lt;if test="len(objects)&gt;1 and o.id!=objects[-1].id"&gt;</text:placeholder></text:p>
      <text:p text:style-name="P15"/>
      <text:p text:style-name="P11"><text:placeholder text:placeholder-type="text">&lt;/if&gt;</text:placeholder></text:p>
      <text:p text:style-name="P10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officeooo:rsid="001dcde7" officeooo:paragraph-rsid="001dcde7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magini1" text:anchor-type="as-char" svg:y="-0.069cm" svg:width="3cm" svg:height="1.101cm" draw:z-index="1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Struttura Ricetta</text:p>
            </table:table-cell>
            <table:table-cell table:style-name="Tabella4.A1" office:value-type="string">
              <text:p text:style-name="MP3">Pag. <text:page-number text:select-page="current">2</text:page-number> di <text:page-count>2</text:page-count></text:p>
            </table:table-cell>
          </table:table-row>
        </table:table>
        <text:p text:style-name="MP4"/>
      </style:header>
      <style:footer>
        <text:p text:style-name="MP5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6-08T17:50:46.426761897</dc:date>
    <meta:editing-duration>P1DT15H47M8S</meta:editing-duration>
    <meta:editing-cycles>262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21" meta:word-count="49" meta:character-count="421" meta:non-whitespace-character-count="397"/>
    <meta:user-defined meta:name="Info 1"/>
    <meta:user-defined meta:name="Info 2"/>
    <meta:user-defined meta:name="Info 3"/>
    <meta:user-defined meta:name="Info 4"/>
  </office:meta>
</office:document-meta>
</file>